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6" style:family="table">
      <style:table-properties style:width="3.2535in" table:align="left"/>
    </style:style>
    <style:style style:name="Table6.A" style:family="table-column">
      <style:table-column-properties style:column-width="3.2535in"/>
    </style:style>
    <style:style style:name="Table6.A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3.2535in" table:align="left"/>
    </style:style>
    <style:style style:name="Table1.A" style:family="table-column">
      <style:table-column-properties style:column-width="3.2535in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3.2535in" table:align="left"/>
    </style:style>
    <style:style style:name="Table2.A" style:family="table-column">
      <style:table-column-properties style:column-width="3.2535in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3.2535in" table:align="left"/>
    </style:style>
    <style:style style:name="Table3.A" style:family="table-column">
      <style:table-column-properties style:column-width="3.2535in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3.2535in" table:align="left"/>
    </style:style>
    <style:style style:name="Table4.A" style:family="table-column">
      <style:table-column-properties style:column-width="3.2535in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4ee83" officeooo:paragraph-rsid="0004ee83"/>
    </style:style>
    <style:style style:name="P2" style:family="paragraph" style:parent-style-name="Standard">
      <style:text-properties officeooo:rsid="0004ee83" officeooo:paragraph-rsid="0006717f"/>
    </style:style>
    <style:style style:name="P3" style:family="paragraph" style:parent-style-name="Standard">
      <style:text-properties fo:language="it" fo:country="IT" officeooo:rsid="0004ee83" officeooo:paragraph-rsid="0004ee83"/>
    </style:style>
    <style:style style:name="P4" style:family="paragraph" style:parent-style-name="Standard">
      <style:text-properties fo:language="it" fo:country="IT" officeooo:rsid="0006717f" officeooo:paragraph-rsid="0006717f"/>
    </style:style>
    <style:style style:name="P5" style:family="paragraph" style:parent-style-name="Standard">
      <style:text-properties officeooo:rsid="000f1b1e" officeooo:paragraph-rsid="000f1b1e"/>
    </style:style>
    <style:style style:name="P6" style:family="paragraph" style:parent-style-name="Standard">
      <style:text-properties officeooo:rsid="000b3b75" officeooo:paragraph-rsid="000b3b75"/>
    </style:style>
    <style:style style:name="P7" style:family="paragraph" style:parent-style-name="Standard">
      <style:text-properties officeooo:rsid="0014a85e" officeooo:paragraph-rsid="0014a85e"/>
    </style:style>
    <style:style style:name="P8" style:family="paragraph" style:parent-style-name="Standard">
      <style:text-properties officeooo:rsid="0014a85e" officeooo:paragraph-rsid="000f1b1e"/>
    </style:style>
    <style:style style:name="P9" style:family="paragraph" style:parent-style-name="Table_20_Contents">
      <style:text-properties officeooo:rsid="000f1b1e" officeooo:paragraph-rsid="00138830"/>
    </style:style>
    <style:style style:name="P10" style:family="paragraph" style:parent-style-name="Table_20_Contents">
      <style:text-properties officeooo:rsid="0004ee83" officeooo:paragraph-rsid="0004ee83"/>
    </style:style>
    <style:style style:name="P11" style:family="paragraph" style:parent-style-name="Table_20_Contents">
      <style:text-properties officeooo:rsid="0004ee83" officeooo:paragraph-rsid="0010967a"/>
    </style:style>
    <style:style style:name="P12" style:family="paragraph" style:parent-style-name="Table_20_Contents">
      <style:text-properties officeooo:rsid="0004ee83" officeooo:paragraph-rsid="0010d6d4"/>
    </style:style>
    <style:style style:name="P13" style:family="paragraph" style:parent-style-name="Table_20_Contents">
      <style:text-properties officeooo:rsid="0010967a" officeooo:paragraph-rsid="0010967a"/>
    </style:style>
    <style:style style:name="P14" style:family="paragraph" style:parent-style-name="Table_20_Contents">
      <style:text-properties fo:language="it" fo:country="IT" officeooo:rsid="0004ee83" officeooo:paragraph-rsid="0004ee83" style:font-size-asian="10.5pt"/>
    </style:style>
    <style:style style:name="P15" style:family="paragraph" style:parent-style-name="Table_20_Contents">
      <style:text-properties fo:language="it" fo:country="IT" officeooo:rsid="0004ee83" officeooo:paragraph-rsid="0010d6d4" style:font-size-asian="10.5pt"/>
    </style:style>
    <style:style style:name="P16" style:family="paragraph" style:parent-style-name="Table_20_Contents">
      <style:text-properties officeooo:rsid="0010d6d4" officeooo:paragraph-rsid="0010d6d4"/>
    </style:style>
    <style:style style:name="P17" style:family="paragraph" style:parent-style-name="Table_20_Contents">
      <style:text-properties officeooo:rsid="0010d6d4" officeooo:paragraph-rsid="00122627"/>
    </style:style>
    <style:style style:name="P18" style:family="paragraph" style:parent-style-name="Table_20_Contents">
      <style:text-properties officeooo:rsid="0006717f" officeooo:paragraph-rsid="00122627"/>
    </style:style>
    <style:style style:name="P19" style:family="paragraph" style:parent-style-name="Table_20_Contents">
      <style:text-properties officeooo:rsid="00077ef2" officeooo:paragraph-rsid="00122627"/>
    </style:style>
    <style:style style:name="P20" style:family="paragraph" style:parent-style-name="Table_20_Contents">
      <style:text-properties officeooo:rsid="00122627" officeooo:paragraph-rsid="00122627"/>
    </style:style>
    <style:style style:name="P21" style:family="paragraph" style:parent-style-name="Table_20_Contents">
      <style:text-properties officeooo:rsid="0009cb92" officeooo:paragraph-rsid="00122627"/>
    </style:style>
    <style:style style:name="P22" style:family="paragraph" style:parent-style-name="Table_20_Contents">
      <style:text-properties officeooo:rsid="000b3b75" officeooo:paragraph-rsid="00122627"/>
    </style:style>
    <style:style style:name="P23" style:family="paragraph" style:parent-style-name="Table_20_Contents">
      <style:text-properties officeooo:rsid="000bd9fe" officeooo:paragraph-rsid="000bd9fe"/>
    </style:style>
    <style:style style:name="P24" style:family="paragraph" style:parent-style-name="Table_20_Contents">
      <style:text-properties officeooo:rsid="000bd9fe" officeooo:paragraph-rsid="00122627"/>
    </style:style>
    <style:style style:name="P25" style:family="paragraph" style:parent-style-name="Table_20_Contents">
      <style:text-properties officeooo:rsid="000d41a2" officeooo:paragraph-rsid="00122627"/>
    </style:style>
    <style:style style:name="P26" style:family="paragraph" style:parent-style-name="Table_20_Contents">
      <style:text-properties officeooo:rsid="00138830" officeooo:paragraph-rsid="00138830"/>
    </style:style>
    <style:style style:name="P27" style:family="paragraph" style:parent-style-name="Text_20_body">
      <style:text-properties officeooo:rsid="0004ee83" officeooo:paragraph-rsid="0004ee83"/>
    </style:style>
    <style:style style:name="P28" style:family="paragraph" style:parent-style-name="Text_20_body">
      <style:text-properties officeooo:paragraph-rsid="0004ee83"/>
    </style:style>
    <style:style style:name="P29" style:family="paragraph" style:parent-style-name="Table_20_Contents">
      <loext:graphic-properties draw:fill="none"/>
      <style:paragraph-properties fo:margin-left="0in" fo:margin-right="0in" fo:text-indent="0in" style:auto-text-indent="false" fo:background-color="transparent" text:number-lines="false" text:line-number="0"/>
      <style:text-properties officeooo:rsid="0004ee83" officeooo:paragraph-rsid="0010967a"/>
    </style:style>
    <style:style style:name="P30" style:family="paragraph" style:parent-style-name="Table_20_Contents">
      <style:text-properties officeooo:rsid="0004ee83" officeooo:paragraph-rsid="0018b71f"/>
    </style:style>
    <style:style style:name="P31" style:family="paragraph" style:parent-style-name="Table_20_Contents">
      <style:text-properties officeooo:rsid="000d41a2" officeooo:paragraph-rsid="001a6207"/>
    </style:style>
    <style:style style:name="P32" style:family="paragraph" style:parent-style-name="Table_20_Contents">
      <style:text-properties officeooo:rsid="000f1b1e" officeooo:paragraph-rsid="001a6207"/>
    </style:style>
    <style:style style:name="T1" style:family="text">
      <style:text-properties officeooo:rsid="0009cb92"/>
    </style:style>
    <style:style style:name="T2" style:family="text">
      <style:text-properties officeooo:rsid="0010d6d4"/>
    </style:style>
    <style:style style:name="T3" style:family="text">
      <style:text-properties fo:language="it" fo:country="IT" officeooo:rsid="0010d6d4"/>
    </style:style>
    <style:style style:name="T4" style:family="text">
      <style:text-properties officeooo:rsid="00122627"/>
    </style:style>
    <style:style style:name="T5" style:family="text">
      <style:text-properties officeooo:rsid="00138830"/>
    </style:style>
    <style:style style:name="T6" style:family="text">
      <style:text-properties officeooo:rsid="0018b71f"/>
    </style:style>
    <style:style style:name="T7" style:family="text">
      <style:text-properties officeooo:rsid="001a620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P27">Caso 1: Upload Malware (Utente)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29">Cado d’uso: Upload Malware (Utente)</text:p>
          </table:table-cell>
        </table:table-row>
        <table:table-row>
          <table:table-cell table:style-name="Table6.A2" office:value-type="string">
            <text:p text:style-name="P11">ID: UC1</text:p>
          </table:table-cell>
        </table:table-row>
        <table:table-row>
          <table:table-cell table:style-name="Table6.A2" office:value-type="string">
            <text:p text:style-name="P13">Attori: Utente</text:p>
          </table:table-cell>
        </table:table-row>
        <table:table-row>
          <table:table-cell table:style-name="Table6.A2" office:value-type="string">
            <text:p text:style-name="P10">Precondizioni:</text:p>
            <text:p text:style-name="P10"><text:tab/>1. L’utente deve essersi autenticato </text:p>
            <text:p text:style-name="P10"><text:s text:c="16"/>correttamente all’<text:span text:style-name="T6">applicazione</text:span></text:p>
          </table:table-cell>
        </table:table-row>
        <table:table-row>
          <table:table-cell table:style-name="Table6.A2" office:value-type="string">
            <text:p text:style-name="P14">Sequenza degli eventi:</text:p>
            <text:p text:style-name="P14"><text:tab/>1. Il caso d’uso comincia una volta </text:p>
            <text:p text:style-name="P14"><text:s text:c="17"/>che l utente si è autenticato </text:p>
            <text:p text:style-name="P14"><text:s text:c="17"/>correttamente </text:p>
            <text:p text:style-name="P14"><text:tab/>2. <text:span text:style-name="T6">L’</text:span>utente inserisce all’interno degli</text:p>
            <text:p text:style-name="P14"><text:s text:c="17"/>appositi campi, Titolo, codice</text:p>
            <text:p text:style-name="P15"><text:s text:c="17"/>sorgente <text:span text:style-name="T7">e invia il tutto</text:span></text:p>
            <text:p text:style-name="P15"><text:tab/>3. Il sistema trasmette un nuovo </text:p>
            <text:p text:style-name="P14"><text:s text:c="16"/>malware alla base di dati</text:p>
          </table:table-cell>
        </table:table-row>
        <table:table-row>
          <table:table-cell table:style-name="Table6.A2" office:value-type="string">
            <text:p text:style-name="P11">PostCondizioni:</text:p>
            <text:p text:style-name="P30"><text:tab/>1. <text:span text:style-name="T6">L’utente deve essere in grado di </text:span></text:p>
            <text:p text:style-name="P30"><text:span text:style-name="T6"><text:s text:c="15"/>caricare altri malware </text:span></text:p>
          </table:table-cell>
        </table:table-row>
      </table:table>
      <text:p text:style-name="P28"/>
      <text:p text:style-name="Standard"/>
      <text:p text:style-name="P1">Caso 2: Registazioni utente</text:p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P12">Caso <text:span text:style-name="T1">d</text:span>'uso: Registrazione Utente </text:p>
          </table:table-cell>
        </table:table-row>
        <table:table-row>
          <table:table-cell table:style-name="Table1.A2" office:value-type="string">
            <text:p text:style-name="P12">ID:UC2</text:p>
          </table:table-cell>
        </table:table-row>
        <table:table-row>
          <table:table-cell table:style-name="Table1.A2" office:value-type="string">
            <text:p text:style-name="P16">Attori: Guest</text:p>
          </table:table-cell>
        </table:table-row>
        <table:table-row>
          <table:table-cell table:style-name="Table1.A2" office:value-type="string">
            <text:p text:style-name="P12">Precondizioni:</text:p>
            <text:p text:style-name="P12"><text:tab/>1. L’utente non deve essere registrato </text:p>
            <text:p text:style-name="P12"><text:s text:c="16"/>a<text:span text:style-name="T2">ll’applicazione</text:span></text:p>
          </table:table-cell>
        </table:table-row>
        <table:table-row>
          <table:table-cell table:style-name="Table1.A2" office:value-type="string">
            <text:p text:style-name="P12">Sequenza degli eventi:</text:p>
            <text:p text:style-name="P12"><text:tab/>1. Il caso d’uso comincia quando </text:p>
            <text:p text:style-name="P12"><text:s text:c="13"/>l’utente avvia una procedura di</text:p>
            <text:p text:style-name="P12"><text:s text:c="13"/>registrazione all’applicazione</text:p>
            <text:p text:style-name="P12"><text:tab/>2. L utente compila i campi richiesti</text:p>
            <text:p text:style-name="P12"><text:s text:c="16"/>dall’applicazione <text:span text:style-name="T7">e invia la richiesta</text:span></text:p>
            <text:p text:style-name="P12"><text:s text:c="12"/><text:span text:style-name="T2">3. L’utente invia </text:span><text:span text:style-name="T3">i dati all’applicazione</text:span></text:p>
          </table:table-cell>
        </table:table-row>
        <table:table-row>
          <table:table-cell table:style-name="Table1.A2" office:value-type="string">
            <text:p text:style-name="P16">Postcondizioni:</text:p>
            <text:p text:style-name="P17"><text:s text:c="11"/><text:span text:style-name="T4">1. L’utente deve essere in grado di <text:s text:c="3"/></text:span></text:p>
            <text:p text:style-name="P20"><text:s text:c="15"/>autenticarsi all‘applica<text:span text:style-name="T7">zione</text:span></text:p>
            <text:p text:style-name="P16"/>
          </table:table-cell>
        </table:table-row>
      </table:table>
      <text:p text:style-name="P1"/>
      <text:p text:style-name="P1"/>
      <text:p text:style-name="P3"/>
      <text:p text:style-name="P3"/>
      <text:p text:style-name="P3"><text:soft-page-break/></text:p>
      <text:p text:style-name="P4">Caso 3: Download Malware</text:p>
      <text:p text:style-name="P4"/>
      <table:table table:name="Table2" table:style-name="Table2">
        <table:table-column table:style-name="Table2.A"/>
        <table:table-row>
          <table:table-cell table:style-name="Table2.A1" office:value-type="string">
            <text:p text:style-name="P18">Caso <text:span text:style-name="T1">d</text:span>'uso: Download Malware (Utente)</text:p>
          </table:table-cell>
        </table:table-row>
        <table:table-row>
          <table:table-cell table:style-name="Table2.A2" office:value-type="string">
            <text:p text:style-name="P18">ID:UC3</text:p>
          </table:table-cell>
        </table:table-row>
        <table:table-row>
          <table:table-cell table:style-name="Table2.A2" office:value-type="string">
            <text:p text:style-name="P20">Attori: Utente, <text:span text:style-name="T7">Admin</text:span></text:p>
          </table:table-cell>
        </table:table-row>
        <table:table-row>
          <table:table-cell table:style-name="Table2.A2" office:value-type="string">
            <text:p text:style-name="P19">Precondizioni:</text:p>
            <text:p text:style-name="P19"><text:tab/>1. L’utente deve essere correttamente</text:p>
            <text:p text:style-name="P19"><text:s text:c="16"/>autenticato all’applicazione</text:p>
          </table:table-cell>
        </table:table-row>
        <table:table-row>
          <table:table-cell table:style-name="Table2.A2" office:value-type="string">
            <text:p text:style-name="P21">Sequenza degli eventi:</text:p>
            <text:p text:style-name="P21"><text:tab/>1. Il caso d’uso comincia quando </text:p>
            <text:p text:style-name="P21"><text:s text:c="16"/>l’utente è correttamente aute<text:span text:style-name="T4">n</text:span>ticato </text:p>
            <text:p text:style-name="P21"><text:s text:c="16"/>all’applicazione e avvia la procedura <text:s text:c="3"/></text:p>
            <text:p text:style-name="P21"><text:s text:c="16"/>di visualizzazione dei malware</text:p>
            <text:p text:style-name="P21"><text:s text:c="16"/>salvati sulla base di dati</text:p>
            <text:p text:style-name="P21"><text:tab/>2. L’utente richiede il download di uno</text:p>
            <text:p text:style-name="P21"><text:s text:c="16"/>specifico malware</text:p>
            <text:p text:style-name="P21"><text:tab/>3. Il sistema procede con l’invio di tale</text:p>
            <text:p text:style-name="P21"><text:s text:c="16"/>file all’utente</text:p>
          </table:table-cell>
        </table:table-row>
        <table:table-row>
          <table:table-cell table:style-name="Table2.A2" office:value-type="string">
            <text:p text:style-name="P21">PostCondizioni:</text:p>
            <text:p text:style-name="P21"><text:tab/>1.L’utente deve essere in grado di </text:p>
            <text:p text:style-name="P21"><text:s text:c="16"/>leggere il contenuto di tale file</text:p>
          </table:table-cell>
        </table:table-row>
      </table:table>
      <text:p text:style-name="P4"/>
      <text:p text:style-name="P2"/>
      <text:p text:style-name="P6">Caso d’uso 4: </text:p>
      <text:p text:style-name="P6"/>
      <table:table table:name="Table3" table:style-name="Table3">
        <table:table-column table:style-name="Table3.A"/>
        <table:table-row>
          <table:table-cell table:style-name="Table3.A1" office:value-type="string">
            <text:p text:style-name="P22">Caso d'uso: Gestione Utenti</text:p>
          </table:table-cell>
        </table:table-row>
        <table:table-row>
          <table:table-cell table:style-name="Table3.A2" office:value-type="string">
            <text:p text:style-name="P22">ID:UC4</text:p>
          </table:table-cell>
        </table:table-row>
        <table:table-row>
          <table:table-cell table:style-name="Table3.A2" office:value-type="string">
            <text:p text:style-name="P20">Attori: Admin</text:p>
          </table:table-cell>
        </table:table-row>
        <table:table-row>
          <table:table-cell table:style-name="Table3.A2" office:value-type="string">
            <text:p text:style-name="P23">Precondizioni:</text:p>
            <text:p text:style-name="P24"><text:tab/>1. L’amministratore deve essere <text:s/></text:p>
            <text:p text:style-name="P24"><text:s text:c="16"/><text:span text:style-name="T4">correttamente autenticato all’</text:span></text:p>
            <text:p text:style-name="P20"><text:s text:c="16"/>applicazione</text:p>
          </table:table-cell>
        </table:table-row>
        <table:table-row>
          <table:table-cell table:style-name="Table3.A2" office:value-type="string">
            <text:p text:style-name="P25">Sequenza degli eventi:</text:p>
            <text:p text:style-name="P25"><text:tab/>1. Il caso d’uso comincia quando</text:p>
            <text:p text:style-name="P25"><text:s text:c="16"/>l’amministratore accede alla pagina</text:p>
            <text:p text:style-name="P25"><text:s text:c="16"/>della gestione degli utenti</text:p>
            <text:p text:style-name="P25"><text:tab/>2. Il sistema deve provedere a <text:s text:c="12"/></text:p>
            <text:p text:style-name="P25"><text:s text:c="16"/>visualizzare all’amministratore la</text:p>
            <text:p text:style-name="P25"><text:s text:c="16"/>pagina con alcune delle specifiche di </text:p>
            <text:p text:style-name="P25"><text:s text:c="16"/>tutti gli utenti </text:p>
          </table:table-cell>
        </table:table-row>
        <table:table-row>
          <table:table-cell table:style-name="Table3.A2" office:value-type="string">
            <text:p text:style-name="P25">PostCondizioni:</text:p>
            <text:p text:style-name="P31"><text:tab/>1. <text:span text:style-name="T7">L’amministratore deve essere in </text:span></text:p>
            <text:p text:style-name="P31"><text:span text:style-name="T7"><text:s text:c="16"/>grado di visualizzare tutti gli utenti</text:span></text:p>
            <text:p text:style-name="P31"><text:span text:style-name="T7"><text:s text:c="16"/>correttamente registrati sulla base di </text:span></text:p>
            <text:p text:style-name="P31"><text:span text:style-name="T7"><text:s text:c="16"/>dati</text:span></text:p>
          </table:table-cell>
        </table:table-row>
      </table:table>
      <text:p text:style-name="P6"/>
      <text:p text:style-name="P1"><text:soft-page-break/></text:p>
      <text:p text:style-name="P5">Caso d’uso 5</text:p>
      <text:p text:style-name="P5"/>
      <table:table table:name="Table4" table:style-name="Table4">
        <table:table-column table:style-name="Table4.A"/>
        <table:table-row>
          <table:table-cell table:style-name="Table4.A1" office:value-type="string">
            <text:p text:style-name="P9">Caso d'uso: <text:span text:style-name="T7">Cancellazione dei</text:span> Malware</text:p>
          </table:table-cell>
        </table:table-row>
        <table:table-row>
          <table:table-cell table:style-name="Table4.A2" office:value-type="string">
            <text:p text:style-name="P9">ID:UC5</text:p>
          </table:table-cell>
        </table:table-row>
        <table:table-row>
          <table:table-cell table:style-name="Table4.A2" office:value-type="string">
            <text:p text:style-name="P26">Attori: <text:span text:style-name="T7">User</text:span></text:p>
          </table:table-cell>
        </table:table-row>
        <table:table-row>
          <table:table-cell table:style-name="Table4.A2" office:value-type="string">
            <text:p text:style-name="P9">Precondizioni:</text:p>
            <text:p text:style-name="P9"><text:tab/>1. <text:span text:style-name="T7">L’utente </text:span>deve <text:span text:style-name="T5">essere <text:s text:c="2"/></text:span></text:p>
            <text:p text:style-name="P26"><text:s text:c="16"/>correttamente autenticato all </text:p>
            <text:p text:style-name="P26"><text:s text:c="16"/>applicazione</text:p>
          </table:table-cell>
        </table:table-row>
        <table:table-row>
          <table:table-cell table:style-name="Table4.A2" office:value-type="string">
            <text:p text:style-name="P9">Sequenza degli eventi:</text:p>
            <text:p text:style-name="P9"><text:tab/>1. Il ca<text:span text:style-name="T5">s</text:span>o d’uso inizia quando </text:p>
            <text:p text:style-name="P9"><text:s text:c="15"/><text:span text:style-name="T7">l’utente</text:span> accede alla pagina di</text:p>
            <text:p text:style-name="P9"><text:s text:c="15"/>visualizzazione di tutti i malware</text:p>
            <text:p text:style-name="P32"><text:tab/>2. <text:span text:style-name="T7">L utente procederà con la </text:span></text:p>
            <text:p text:style-name="P32"><text:span text:style-name="T7"><text:s text:c="16"/>cancellazione del malware </text:span></text:p>
            <text:p text:style-name="P32"><text:span text:style-name="T7"><text:s text:c="16"/>selezionato premendo il relativo <text:s/></text:span></text:p>
            <text:p text:style-name="P32"><text:span text:style-name="T7"><text:s text:c="16"/>bottone </text:span></text:p>
          </table:table-cell>
        </table:table-row>
        <table:table-row>
          <table:table-cell table:style-name="Table4.A2" office:value-type="string">
            <text:p text:style-name="P9">PostCondizioni:</text:p>
            <text:p text:style-name="P32"><text:tab/>1. L’ <text:span text:style-name="T7">utente non deve essere più in </text:span></text:p>
            <text:p text:style-name="P32"><text:span text:style-name="T7"><text:s text:c="16"/>grado di visualizzare tale malware</text:span></text:p>
          </table:table-cell>
        </table:table-row>
      </table:table>
      <text:p text:style-name="P8"/>
      <text:p text:style-name="P7"/>
      <text:p text:style-name="P7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2T14:53:48.812723467</meta:creation-date>
    <dc:date>2016-07-15T17:51:57.600764301</dc:date>
    <meta:editing-duration>PT50M</meta:editing-duration>
    <meta:editing-cycles>19</meta:editing-cycles>
    <meta:generator>LibreOffice/5.1.4.2$Linux_X86_64 LibreOffice_project/10m0$Build-2</meta:generator>
    <meta:document-statistic meta:table-count="5" meta:image-count="0" meta:object-count="0" meta:page-count="3" meta:paragraph-count="96" meta:word-count="357" meta:character-count="3132" meta:non-whitespace-character-count="2173"/>
  </office:meta>
</office:document-meta>
</file>